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2.426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4689in"/>
    </style:style>
    <style:style style:name="co13" style:family="table-column">
      <style:table-column-properties fo:break-before="auto" style:column-width="0.3346in"/>
    </style:style>
    <style:style style:name="co14" style:family="table-column">
      <style:table-column-properties fo:break-before="auto" style:column-width="2.5016in"/>
    </style:style>
    <style:style style:name="co15" style:family="table-column">
      <style:table-column-properties fo:break-before="auto" style:column-width="4.4209in"/>
    </style:style>
    <style:style style:name="co16" style:family="table-column">
      <style:table-column-properties fo:break-before="auto" style:column-width="3.84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6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text-underline-style="none"/>
    </style:style>
    <style:style style:name="ce19" style:family="table-cell" style:parent-style-name="Default">
      <style:text-properties fo:color="#c9211e" style:text-underline-style="none"/>
    </style:style>
    <style:style style:name="ce20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ext-properties style:text-underline-style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99"/>
    <style:style style:name="ce25" style:family="table-cell" style:parent-style-name="Default" style:data-style-name="N99"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22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5" table:default-cell-style-name="ce18"/>
        <table:table-column table:style-name="co12" table:default-cell-style-name="ce18"/>
        <table:table-column table:style-name="co13" table:default-cell-style-name="ce18"/>
        <table:table-column table:style-name="co10" table:number-columns-repeated="1010" table:default-cell-style-name="ce18"/>
        <table:table-row table:style-name="ro1">
          <table:table-cell table:style-name="ce16" office:value-type="string" calcext:value-type="string">
            <text:p>2022 Municipal Election Candidates</text:p>
          </table:table-cell>
          <table:table-cell table:style-name="ce16" office:value-type="string" calcext:value-type="string">
            <text:p>for all jurisdictions in Waterloo Region</text:p>
          </table:table-cell>
          <table:table-cell table:style-name="ce16" office:value-type="string" calcext:value-type="string">
            <text:p>Election Day: Monday, 24 October 2022</text:p>
          </table:table-cell>
          <table:table-cell table:style-name="ce16" table:number-columns-repeated="3"/>
          <table:table-cell table:style-name="ce20" office:value-type="string" calcext:value-type="string">
            <text:p>Nominations closed 19 August 2022 at 2:00pm</text:p>
          </table:table-cell>
          <table:table-cell table:style-name="Default"/>
          <table:table-cell table:style-name="ce16" table:number-columns-repeated="5"/>
          <table:table-cell table:style-name="ce16" office:value-type="string" calcext:value-type="string">
            <text:p><text:s/></text:p>
          </table:table-cell>
          <table:table-cell table:style-name="ce16" table:number-columns-repeated="1010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Elec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ImageURL</text:p>
          </table:table-cell>
          <table:table-cell table:style-name="ce2" office:value-type="string" calcext:value-type="string">
            <text:p>Incumbent</text:p>
          </table:table-cell>
          <table:table-cell table:style-name="ce2" office:value-type="string" calcext:value-type="string">
            <text:p>Unregistered</text:p>
          </table:table-cell>
          <table:table-cell table:style-name="ce2" office:value-type="string" calcext:value-type="string">
            <text:p>Withdrawn</text:p>
          </table:table-cell>
          <table:table-cell table:style-name="ce2" office:value-type="string" calcext:value-type="string">
            <text:p>Elected</text:p>
          </table:table-cell>
          <table:table-cell table:style-name="ce2" office:value-type="string" calcext:value-type="string">
            <text:p>Twitter</text:p>
          </table:table-cell>
          <table:table-cell table:style-name="ce2" office:value-type="string" calcext:value-type="string">
            <text:p>Facebook</text:p>
          </table:table-cell>
          <table:table-cell table:style-name="ce2" office:value-type="string" calcext:value-type="string">
            <text:p>LinkedIn</text:p>
          </table:table-cell>
          <table:table-cell table:style-name="ce2" office:value-type="string" calcext:value-type="string">
            <text:p>YouTube</text:p>
          </table:table-cell>
          <table:table-cell table:style-name="ce2" office:value-type="string" calcext:value-type="string">
            <text:p>Instagram</text:p>
          </table:table-cell>
          <table:table-cell table:style-name="ce2" office:value-type="string" calcext:value-type="string">
            <text:p>Pinterest</text:p>
          </table:table-cell>
          <table:table-cell table:style-name="ce2" office:value-type="string" calcext:value-type="string">
            <text:p>Flickr</text:p>
          </table:table-cell>
          <table:table-cell table:style-name="ce2" office:value-type="string" calcext:value-type="string">
            <text:p>Tumblr</text:p>
          </table:table-cell>
          <table:table-cell table:style-name="ce2" office:value-type="string" calcext:value-type="string">
            <text:p>Calendar</text:p>
          </table:table-cell>
          <table:table-cell table:style-name="ce37" office:value-type="string" calcext:value-type="string">
            <text:p>MySpace</text:p>
          </table:table-cell>
          <table:table-cell table:style-name="ce37" office:value-type="string" calcext:value-type="string">
            <text:p>TikTok</text:p>
          </table:table-cell>
          <table:table-cell table:style-name="ce37" office:value-type="string" calcext:value-type="string">
            <text:p>Reddit</text:p>
          </table:table-cell>
          <table:table-cell table:style-name="ce17" office:value-type="string" calcext:value-type="string">
            <text:p>MunicipalityURL</text:p>
          </table:table-cell>
          <table:table-cell table:style-name="ce17" office:value-type="string" calcext:value-type="string">
            <text:p>MunicipalityLogo</text:p>
          </table:table-cell>
          <table:table-cell table:style-name="ce37" table:number-columns-repeated="996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4"/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5"/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/>
          <table:table-cell office:value-type="string" calcext:value-type="string">
            <text:p>/Poliblog-Elections/images/dorothee-petit-pa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 office:value-type="string" calcext:value-type="string">
            <text:p>PO Box 20037, Cambridge RPO Cambridge Centre, Cambridge, Ontario N1R 8C8 </text:p>
          </table:table-cell>
          <table:table-cell office:value-type="string" calcext:value-type="string">
            <text:p>/Poliblog-Elections/images/gilles-roy.jpg</text:p>
          </table:table-cell>
          <table:table-cell table:number-columns-repeated="16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table:style-name="ce23" office:value-type="string" calcext:value-type="string">
            <text:p>1628 King Street East, 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5"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17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donnaforcambridge.ca/" xlink:type="simple">https://www.donnaforcambridge.ca/</text:a></text:p>
          </table:table-cell>
          <table:table-cell table:style-name="Default" office:value-type="string" calcext:value-type="string">
            <text:p>donna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4"/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5"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he City of Cambridge website shows “(Rejected)” beside Michelle Goodridge’s name, the meaning is unclear.</text:p>
          </table:table-cell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mailto:paulbrownforward1@gmail.com" xlink:type="simple">paulbrownforward1@gmail.com</text:a> 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24" table:number-columns-repeated="4"/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2"/>
          <table:table-cell office:value-type="string" calcext:value-type="string">
            <text:p>/Poliblog-Elections/images/matt-rogers.jpg</text:p>
          </table:table-cell>
          <table:table-cell table:number-columns-repeated="5"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7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212-1780 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pnanda.ca/" xlink:type="simple">https://www.pnanda.ca/</text:a></text:p>
          </table:table-cell>
          <table:table-cell office:value-type="string" calcext:value-type="string">
            <text:p><text:a xlink:href="mailto:pnanda@pnanda.ca" xlink:type="simple">pnanda@pnanda.ca</text:a></text:p>
          </table:table-cell>
          <table:table-cell table:number-columns-repeated="2"/>
          <table:table-cell office:value-type="string" calcext:value-type="string">
            <text:p>/Poliblog-Elections/images/piyush-nanda.jpg</text:p>
          </table:table-cell>
          <table:table-cell table:number-columns-repeated="5"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4"/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/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office:value-type="string" calcext:value-type="string">
            <text:p><text:a xlink:href="mailto:hello@coreykimpson.ca" xlink:type="simple">hello@coreykimpson.ca</text:a></text:p>
          </table:table-cell>
          <table:table-cell office:value-type="string" calcext:value-type="string">
            <text:p>Tel:+1-519-223-3751 </text:p>
          </table:table-cell>
          <table:table-cell/>
          <table:table-cell office:value-type="string" calcext:value-type="string">
            <text:p>/Poliblog-Elections/images/corey-kimpson.jpg</text:p>
          </table:table-cell>
          <table:table-cell table:number-columns-repeated="4"/>
          <table:table-cell office:value-type="string" calcext:value-type="string">
            <text:p>https://twitter.com/CLK74</text:p>
          </table:table-cell>
          <table:table-cell office:value-type="string" calcext:value-type="string">
            <text:p><text:a xlink:href="https://www.facebook.com/CoreyKimpsonWard3" xlink:type="simple">https://www.facebook.com/CoreyKimpsonWard3</text:a> 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<text:a xlink:href="https://www.instagram.com/elect_corey_kimpson_ward_3/" xlink:type="simple">https://www.instagram.com/elect_corey_kimpson_ward_3/</text:a> 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4"/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nate@nathanwhalen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/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hipel4ward3.com/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5"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office:value-type="string" calcext:value-type="string">
            <text:p>barbaraharrington6322@gmail.com 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4"/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/>
          <table:table-cell office:value-type="string" calcext:value-type="string">
            <text:p><text:a xlink:href="https://www.instagram.com/cliffordforward4/" xlink:type="simple">https://www.instagram.com/cliffordforward4/</text:a></text:p>
          </table:table-cell>
          <table:table-cell table:number-columns-repeated="7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office:value-type="string" calcext:value-type="string">
            <text:p>Vote4usman@gmail.com</text:p>
          </table:table-cell>
          <table:table-cell office:value-type="string" calcext:value-type="string">
            <text:p>Tel:+1-519-498-0511 </text:p>
          </table:table-cell>
          <table:table-cell/>
          <table:table-cell office:value-type="string" calcext:value-type="string">
            <text:p>/Poliblog-Elections/images/usman-lalva.jpg</text:p>
          </table:table-cell>
          <table:table-cell table:number-columns-repeated="4"/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/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2"/>
          <table:table-cell office:value-type="string" calcext:value-type="string">
            <text:p>/Poliblog-Elections/images/amanda-maxwell.jpg</text:p>
          </table:table-cell>
          <table:table-cell table:number-columns-repeated="5"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office:value-type="string" calcext:value-type="string">
            <text:p>https://www.linkedin.com/in/amandamaxwell/</text:p>
          </table:table-cell>
          <table:table-cell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6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4"/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markdfisher.ca/" xlink:type="simple">https://markdfisher.ca</text:a> https://reviveward5.ca/</text:p>
          </table:table-cell>
          <table:table-cell table:style-name="Default" office:value-type="string" calcext:value-type="string">
            <text:p><text:a xlink:href="mailto:mark@markdfisher.ca" xlink:type="simple">mark@markdfisher.ca</text:a> markdfisher@reviveward5.ca</text:p>
          </table:table-cell>
          <table:table-cell table:style-name="Default" office:value-type="string" calcext:value-type="string">
            <text:p>Tel:+1-647-299-0947</text:p>
          </table:table-cell>
          <table:table-cell table:style-name="Default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4"/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5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4"/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4"/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<text:a xlink:href="mailto:info@wardsixkris.com" xlink:type="simple">info@wardsixkris.com</text:a> <text:a xlink:href="mailto:wardsixkris@gmail.com" xlink:type="simple">wardsixkris@gmail.com</text:a>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rissimforward7.ca/</text:p>
          </table:table-cell>
          <table:table-cell office:value-type="string" calcext:value-type="string">
            <text:p>chris.sim.ward7@gmail.com</text:p>
          </table:table-cell>
          <table:table-cell table:number-columns-repeated="2"/>
          <table:table-cell office:value-type="string" calcext:value-type="string">
            <text:p>/Poliblog-Elections/images/chris-sim.jpg</text:p>
          </table:table-cell>
          <table:table-cell table:number-columns-repeated="5"/>
          <table:table-cell office:value-type="string" calcext:value-type="string">
            <text:p>https://www.facebook.com/profile.php?id=100085430515193</text:p>
          </table:table-cell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4"/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dhood@rogers.com" xlink:type="simple">dhood@rogers.com</text:a></text:p>
          </table:table-cell>
          <table:table-cell table:number-columns-repeated="2"/>
          <table:table-cell office:value-type="string" calcext:value-type="string">
            <text:p>/Poliblog-Elections/images/david-hood.jpg</text:p>
          </table:table-cell>
          <table:table-cell table:number-columns-repeated="6"/>
          <table:table-cell office:value-type="string" calcext:value-type="string">
            <text:p>https://www.linkedin.com/in/david-hood-0b193720/</text:p>
          </table:table-cell>
          <table:table-cell table:number-columns-repeated="9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4"/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</text:p>
          </table:table-cell>
          <table:table-cell office:value-type="string" calcext:value-type="string">
            <text:p>Tel:+1-519-352-4100 Tel:+1-647-241-2141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4"/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https://www.facebook.com/vandanforward8/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 table:style-name="ce23" office:value-type="string" calcext:value-type="string">
            <text:p>16 Athlone Road, Cambridge, Ontario</text:p>
          </table:table-cell>
          <table:table-cell office:value-type="string" calcext:value-type="string">
            <text:p>/Poliblog-Elections/images/cody-botelho.jpg</text:p>
          </table:table-cell>
          <table:table-cell table:number-columns-repeated="4"/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2"/>
          <table:table-cell office:value-type="string" calcext:value-type="string">
            <text:p><text:a xlink:href="http://instagram.com/codybotelhoformayor/" xlink:type="simple">http://instagram.com/codybotelhoformayor/</text:a></text:p>
          </table:table-cell>
          <table:table-cell table:number-columns-repeated="7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877-856-7371 Tel:+1-519-465-0037 tel: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6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info@VoteMcGarry.ca ryn.mcgarry@gmail.com</text:p>
          </table:table-cell>
          <table:table-cell table:style-name="Default" office:value-type="string" calcext:value-type="string">
            <text:p>Tel: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<text:a xlink:href="https://www.facebook.com/kathryn.mcgarry.5" xlink:type="simple">https://www.facebook.com/kathryn.mcgarry.5</text:a> 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4"/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<text:a xlink:href="mailto:info@dougcraig.ca" xlink:type="simple">info@dougcraig.ca</text:a> douggcraig@icloud.com</text:p>
          </table:table-cell>
          <table:table-cell table:style-name="Default" office:value-type="string" calcext:value-type="string">
            <text:p>Tel:+1-519-841-1904 &lt;!--Tel:+1-519-222-9451--&gt;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4"/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<text:a xlink:href="https://www.facebook.com/votetylercalver" xlink:type="simple">https://www.facebook.com/votetylercalver</text:a>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4"/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25" table:number-columns-repeated="4"/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risaphillips.ca/" xlink:type="simple">http://www.marisaphillips.ca/</text:a></text:p>
          </table:table-cell>
          <table:table-cell office:value-type="string" calcext:value-type="string">
            <text:p>marisaptrustee@gmail.com</text:p>
          </table:table-cell>
          <table:table-cell office:value-type="string" calcext:value-type="string">
            <text:p>Tel:+1-519-573-7829</text:p>
          </table:table-cell>
          <table:table-cell/>
          <table:table-cell office:value-type="string" calcext:value-type="string">
            <text:p>/Poliblog-Elections/images/marisa-phillips.jpg</text:p>
          </table:table-cell>
          <table:table-cell table:number-columns-repeated="5"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5"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sikora4trustee.com/" xlink:type="simple">https://sikora4trustee.com</text:a></text:p>
          </table:table-cell>
          <table:table-cell office:value-type="string" calcext:value-type="string">
            <text:p>sikora.bob@gmail.com</text:p>
          </table:table-cell>
          <table:table-cell office:value-type="string" calcext:value-type="string">
            <text:p>Tel:+1-519-589-7065</text:p>
          </table:table-cell>
          <table:table-cell table:number-columns-repeated="18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darryl_2000@yahoo.com</text:p>
          </table:table-cell>
          <table:table-cell office:value-type="string" calcext:value-type="string">
            <text:p>Tel:+1-647-298-4584</text:p>
          </table:table-cell>
          <table:table-cell table:style-name="ce23" office:value-type="string" calcext:value-type="string">
            <text:p>15 Jaffray Street, Cambridge, Ontario</text:p>
          </table:table-cell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4"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billcody.ca/</text:p>
          </table:table-cell>
          <table:table-cell office:value-type="string" calcext:value-type="string">
            <text:p>billcodycambridge@gmail.com</text:p>
          </table:table-cell>
          <table:table-cell table:number-columns-repeated="2"/>
          <table:table-cell office:value-type="string" calcext:value-type="string">
            <text:p>/Poliblog-Elections/images/bill-cody.jpg</text:p>
          </table:table-cell>
          <table:table-cell table:number-columns-repeated="5"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 office:value-type="string" calcext:value-type="string">
            <text:p><text:a xlink:href="mailto:carla@carlajohnson.ca" xlink:type="simple">carla@carlajohnson.ca</text:a></text:p>
          </table:table-cell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4"/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654-8478 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cindyw_watson" xlink:type="simple">https://twitter.com/cindyw_watson</text:a> https://twitter.com/cindywtrustee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office:value-type="string" calcext:value-type="string">
            <text:p>Tel:+1-519-841-2574</text:p>
          </table:table-cell>
          <table:table-cell/>
          <table:table-cell office:value-type="string" calcext:value-type="string">
            <text:p>/Poliblog-Elections/images/courtney-waterfall.jpg</text:p>
          </table:table-cell>
          <table:table-cell table:style-name="ce25"/>
          <table:table-cell table:number-columns-repeated="3"/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<text:a xlink:href="https://www.facebook.com/courtneywaterfallforwrdsbtrustee" xlink:type="simple">https://www.facebook.com/courtneywaterfallforwrdsbtrustee</text:a> 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linda4trustee.ca/</text:p>
          </table:table-cell>
          <table:table-cell office:value-type="string" calcext:value-type="string">
            <text:p>linda.brooks221@gmail.com</text:p>
          </table:table-cell>
          <table:table-cell table:number-columns-repeated="2"/>
          <table:table-cell office:value-type="string" calcext:value-type="string">
            <text:p>/Poliblog-Elections/images/linda-brooks.jpg</text:p>
          </table:table-cell>
          <table:table-cell table:number-columns-repeated="5"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4"/>
          <table:table-cell office:value-type="string" calcext:value-type="string">
            <text:p>https://twitter.com/lux4cambridge</text:p>
          </table:table-cell>
          <table:table-cell office:value-type="string" calcext:value-type="string">
            <text:p><text:a xlink:href="https://www.facebook.com/people/Vote-Lux-Burgess-for-WRDSB-Trustee/100084763202459" xlink:type="simple">https://www.facebook.com/people/Vote-Lux-Burgess-for-WRDSB-Trustee/100084763202459</text:a></text:p>
          </table:table-cell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ndibond.ca/" xlink:type="simple">http://www.mandibond.ca/</text:a></text:p>
          </table:table-cell>
          <table:table-cell office:value-type="string" calcext:value-type="string">
            <text:p>electmandibond@gmail.com</text:p>
          </table:table-cell>
          <table:table-cell table:number-columns-repeated="2"/>
          <table:table-cell office:value-type="string" calcext:value-type="string">
            <text:p>/Poliblog-Elections/images/mandi-bond.jpg</text:p>
          </table:table-cell>
          <table:table-cell table:number-columns-repeated="4"/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<text:a xlink:href="https://www.facebook.com/Elect-Mandi-Bond-104330819090542" xlink:type="simple">https://www.facebook.com/Elect-Mandi-Bond-104330819090542</text:a></text:p>
          </table:table-cell>
          <table:table-cell table:number-columns-repeated="10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n Becir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anbecirevic@hotmail.com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vic.jpg</text:p>
          </table:table-cell>
          <table:table-cell table:number-columns-repeated="5"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25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4"/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table:number-columns-repeated="2"/>
          <table:table-cell office:value-type="string" calcext:value-type="string">
            <text:p>/Poliblog-Elections/images/simon-guthrie.jpg</text:p>
          </table:table-cell>
          <table:table-cell table:number-columns-repeated="4"/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table:number-columns-repeated="9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4"/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10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/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4"/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 table:number-columns-repeated="9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/>
          <table:table-cell office:value-type="string" calcext:value-type="string">
            <text:p>/Poliblog-Elections/images/bryan-richardson.jpg</text:p>
          </table:table-cell>
          <table:table-cell table:number-columns-repeated="5"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7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4"/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7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4"/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4"/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 office:value-type="string" calcext:value-type="string">
            <text:p>matthewg4ward3@gmail.com</text:p>
          </table:table-cell>
          <table:table-cell office:value-type="string" calcext:value-type="string">
            <text:p>Tel:+1-226-792-4218</text:p>
          </table:table-cell>
          <table:table-cell table:number-columns-repeated="6"/>
          <table:table-cell office:value-type="string" calcext:value-type="string">
            <text:p>https://twitter.com/MatthewG4Ward3</text:p>
          </table:table-cell>
          <table:table-cell table:number-columns-repeated="3"/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office:value-type="string" calcext:value-type="string">
            <text:p>Doon South, Kitchener, Ontario</text:p>
          </table:table-cell>
          <table:table-cell office:value-type="string" calcext:value-type="string">
            <text:p>/Poliblog-Elections/images/ali-akbar.jpg</text:p>
          </table:table-cell>
          <table:table-cell table:number-columns-repeated="16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ward4michaud.ca/" xlink:type="simple">http://www.ward4michaud.ca/</text:a> 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5"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4"/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 https://linkedin.com/in/ayo-owodunni-mba-51642743</text:p>
          </table:table-cell>
          <table:table-cell/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office:value-type="string" calcext:value-type="string">
            <text:p>/Poliblog-Elections/images/farah-muhammad.jpg</text:p>
          </table:table-cell>
          <table:table-cell table:number-columns-repeated="4"/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 table:number-columns-repeated="2"/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/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naveednajmuddin.ca/</text:p>
          </table:table-cell>
          <table:table-cell office:value-type="string" calcext:value-type="string">
            <text:p>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5"/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4"/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table:number-columns-repeated="9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2"/>
          <table:table-cell office:value-type="string" calcext:value-type="string">
            <text:p>/Poliblog-Elections/images/colin-maley.jpg</text:p>
          </table:table-cell>
          <table:table-cell table:number-columns-repeated="5"/>
          <table:table-cell office:value-type="string" calcext:value-type="string">
            <text:p>https://www.facebook.com/profile.php?id=100085578707274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4"/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4"/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19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4"/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table:number-columns-repeated="9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4"/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avidaredman@gmail.com</text:p>
          </table:table-cell>
          <table:table-cell office:value-type="string" calcext:value-type="string">
            <text:p>Tel:+1-519-635-6673</text:p>
          </table:table-cell>
          <table:table-cell table:number-columns-repeated="18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4"/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4"/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/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fife4ten.ca/</text:p>
          </table:table-cell>
          <table:table-cell office:value-type="string" calcext:value-type="string">
            <text:p><text:a xlink:href="mailto:fife4ten@gmail.com" xlink:type="simple">fife4ten@gmail.com</text:a> 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6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office:value-type="string" calcext:value-type="string">
            <text:p>lana@lana4ward10.ca</text:p>
          </table:table-cell>
          <table:table-cell office:value-type="string" calcext:value-type="string">
            <text:p>Tel:+1-226-455-9448</text:p>
          </table:table-cell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4"/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6"/>
          <table:table-cell office:value-type="string" calcext:value-type="string">
            <text:p>https://www.linkedin.com/in/peter-davis-8011b317/</text:p>
          </table:table-cell>
          <table:table-cell table:number-columns-repeated="9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office:value-type="string" calcext:value-type="string">
            <text:p>phong@matteroftaste.ca</text:p>
          </table:table-cell>
          <table:table-cell office:value-type="string" calcext:value-type="string">
            <text:p>Tel:+1-548-255-2381</text:p>
          </table:table-cell>
          <table:table-cell/>
          <table:table-cell office:value-type="string" calcext:value-type="string">
            <text:p>/Poliblog-Elections/images/phong-tran.jpg</text:p>
          </table:table-cell>
          <table:table-cell table:number-columns-repeated="4"/>
          <table:table-cell table:style-name="ce35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574-7800 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4"/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7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19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office:value-type="string" calcext:value-type="string">
            <text:p>Tel:+1-226-476-1804</text:p>
          </table:table-cell>
          <table:table-cell/>
          <table:table-cell office:value-type="string" calcext:value-type="string">
            <text:p>/Poliblog-Elections/images/val-neekman.jpg</text:p>
          </table:table-cell>
          <table:table-cell table:number-columns-repeated="4"/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6"/>
          <table:table-cell office:value-type="string" calcext:value-type="string">
            <text:p>https://www.tiktok.com/@val4mayorkitchener</text:p>
          </table:table-cell>
          <table:table-cell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<text:a xlink:href="mailto:hello@colleen-james.ca" xlink:type="simple">hello@colleen-james.ca</text:a> cnsargeant@gmail.com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4"/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5"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5"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4"/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mail address mac@voteformac.ca appears on the Waterloo Region website, but is likely an error.</text:p>
          </table:table-cell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mac@votemacgraham.ca mac@klynefinancial.com mac@voteformac.ca</text:p>
          </table:table-cell>
          <table:table-cell table:style-name="ce18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4"/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/Poliblog-Elections/images/mary-henein-thorn.jpg</text:p>
          </table:table-cell>
          <table:table-cell table:number-columns-repeated="4"/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/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4"/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office:value-type="string" calcext:value-type="string">
            <text:p>Parkinson4RC@gmail.com</text:p>
          </table:table-cell>
          <table:table-cell table:number-columns-repeated="2"/>
          <table:table-cell office:value-type="string" calcext:value-type="string">
            <text:p>/Poliblog-Elections/images/michael-parkinson.jpg</text:p>
          </table:table-cell>
          <table:table-cell table:number-columns-repeated="4"/>
          <table:table-cell office:value-type="string" calcext:value-type="string">
            <text:p><text:a xlink:href="https://twitter.com/Parkinson4RC" xlink:type="simple">https://twitter.com/Parkinson4RC</text:a> <text:a xlink:href="https://twitter.com/88xtc" xlink:type="simple">https://twitter.com/88xtc</text:a></text:p>
          </table:table-cell>
          <table:table-cell/>
          <table:table-cell office:value-type="string" calcext:value-type="string">
            <text:p>https://www.linkedin.com/in/michael-parkinson-290367209/</text:p>
          </table:table-cell>
          <table:table-cell table:number-columns-repeated="9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4"/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5"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6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kwtrustee.ca/" xlink:type="simple">https://kwtrustee.ca/</text:a> http://grabka.org/</text:p>
          </table:table-cell>
          <table:table-cell office:value-type="string" calcext:value-type="string">
            <text:p><text:a xlink:href="mailto:dariusz@kwtrustee.ca" xlink:type="simple">dariusz@kwtrustee.ca</text:a> 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4"/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table:number-columns-repeated="9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<text:a xlink:href="mailto:hadembes4wcdsb@gmail.com" xlink:type="simple">hadembes4wcdsb@gmail.com</text:a> 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4"/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healthyspiceoflife.com/</text:p>
          </table:table-cell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4"/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5"/>
          <table:table-cell office:value-type="string" calcext:value-type="string">
            <text:p><text:a xlink:href="https://facebook.com/votereneekraft" xlink:type="simple">https://facebook.com/votereneekraft</text:a></text:p>
          </table:table-cell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simonebeaucage.weebly.com/</text:p>
          </table:table-cell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4"/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table:number-columns-repeated="9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traceyweiler</text:p>
          </table:table-cell>
          <table:table-cell office:value-type="string" calcext:value-type="string">
            <text:p><text:a xlink:href="https://www.facebook.com/traceyweilerkw" xlink:type="simple">https://www.facebook.com/traceyweilerkw</text:a></text:p>
          </table:table-cell>
          <table:table-cell office:value-type="string" calcext:value-type="string">
            <text:p>https://www.linkedin.com/in/traceyweiler/</text:p>
          </table:table-cell>
          <table:table-cell/>
          <table:table-cell office:value-type="string" calcext:value-type="string">
            <text:p><text:a xlink:href="https://www.instagram.com/traceyweiler/" xlink:type="simple">https://www.instagram.com/traceyweiler/</text:a></text:p>
          </table:table-cell>
          <table:table-cell table:number-columns-repeated="5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endyjashby.godaddysites.com/</text:p>
          </table:table-cell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6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<text:a xlink:href="mailto:barb@barbchrysler.com" xlink:type="simple">barb@barbchrysler.com</text:a> <text:a xlink:href="mailto:trustee@barbchrysler.com" xlink:type="simple">trustee@barbchrysler.com</text:a></text:p>
          </table:table-cell>
          <table:table-cell table:number-columns-repeated="2"/>
          <table:table-cell table:style-name="Default" office:value-type="string" calcext:value-type="string">
            <text:p>/Poliblog-Elections/images/barb-chrysler.jpg</text:p>
          </table:table-cell>
          <table:table-cell table:number-columns-repeated="6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mailto:meekison2000@gmail.com" xlink:type="simple">meekison2000@gmail.com</text:a> 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4"/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3"/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4"/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/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 office:value-type="string" calcext:value-type="string">
            <text:p>me@juliadunham.ca</text:p>
          </table:table-cell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4"/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table:number-columns-repeated="9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4"/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ollemannatasha@gmail.com</text:p>
          </table:table-cell>
          <table:table-cell table:number-columns-repeated="19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6"/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table:number-columns-repeated="7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tarafortrustee.ca/" xlink:type="simple">https://tarafortrustee.ca</text:a></text:p>
          </table:table-cell>
          <table:table-cell office:value-type="string" calcext:value-type="string">
            <text:p>tarafortrustee2022@gmail.com <text:a xlink:href="mailto:taraross78@gmail" xlink:type="simple">taraross78@gmail</text:a>.com</text:p>
          </table:table-cell>
          <table:table-cell office:value-type="string" calcext:value-type="string">
            <text:p>Tel:+1-519-505-2252</text:p>
          </table:table-cell>
          <table:table-cell table:number-columns-repeated="18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 table:number-columns-repeated="9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4"/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table:number-columns-repeated="5"/>
          <table:table-cell office:value-type="string" calcext:value-type="string">
            <text:p>https://twitter.com/AlidaWilms</text:p>
          </table:table-cell>
          <table:table-cell/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5"/>
          <table:table-cell office:value-type="string" calcext:value-type="string">
            <text:p>https://www.facebook.com/scott.tilley.79</text:p>
          </table:table-cell>
          <table:table-cell table:number-columns-repeated="10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SusanFoxton1</text:p>
          </table:table-cell>
          <table:table-cell table:style-name="Default"/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5"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Tel:+1-519-574-0061 Tel: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haledberbash.com/" xlink:type="simple">https://khaledberbash.com/</text:a></text:p>
          </table:table-cell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5"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7"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https://www.instagram.com/mujahid.shaheen/?fbclid=IwAR1_AN3S37xUtvIM3mflBQ1zdCVnqUQnxlLyJp5M1psr5MtexMPgkeePrK4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hansroachwaterloo.com/" xlink:type="simple">https://www.hansroachwaterloo.com/</text:a></text:p>
          </table:table-cell>
          <table:table-cell table:style-name="Default" office:value-type="string" calcext:value-type="string">
            <text:p><text:a xlink:href="mailto:roach.ward3waterloo@gmail.com" xlink:type="simple">roach.ward3waterloo@gmail.com</text:a> 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ns__Roach</text:p>
          </table:table-cell>
          <table:table-cell table:style-name="Default"/>
          <table:table-cell table:style-name="Default" office:value-type="string" calcext:value-type="string">
            <text:p>https://ca.linkedin.com/in/hans-roach-75108b227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4"/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https://www.linkedin.com/in/maddy-s-057922170/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5"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5"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/>
          <table:table-cell office:value-type="string" calcext:value-type="string">
            <text:p><text:a xlink:href="https://www.instagram.com/BlayrHoggWard5" xlink:type="simple">https://www.instagram.com/BlayrHoggWard5</text:a></text:p>
          </table:table-cell>
          <table:table-cell table:number-columns-repeated="7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5"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joebrenner.ca/" xlink:type="simple">https://joebrenner.ca</text:a></text:p>
          </table:table-cell>
          <table:table-cell office:value-type="string" calcext:value-type="string">
            <text:p>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4"/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<text:a xlink:href="https://www.facebook.com/JoeBrennerward5" xlink:type="simple">https://www.facebook.com/JoeBrennerward5</text:a> 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4"/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fischer4ward6.ca/" xlink:type="simple">http://www.fischer4ward6.ca/</text:a></text:p>
          </table:table-cell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5"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/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4"/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son.fitzpatrick@gmail.com</text:p>
          </table:table-cell>
          <table:table-cell table:number-columns-repeated="5"/>
          <table:table-cell table:style-name="ce25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4"/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<text:a xlink:href="https://www.facebook.com/vote.matthewschwarze/" xlink:type="simple">https://www.facebook.com/vote.matthewschwarze/</text:a> 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bruce-polan.com/polan" xlink:type="simple">https://www.bruce-polan.com/polan</text:a></text:p>
          </table:table-cell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/>
          <table:table-cell office:value-type="string" calcext:value-type="string">
            <text:p>/Poliblog-Elections/images/bruce-polan.jpg</text:p>
          </table:table-cell>
          <table:table-cell table:number-columns-repeated="5"/>
          <table:table-cell office:value-type="string" calcext:value-type="string">
            <text:p>https://www.facebook.com/bruce.polan</text:p>
          </table:table-cell>
          <table:table-cell office:value-type="string" calcext:value-type="string">
            <text:p>https://www.linkedin.com/in/brucepolan/ <text:a xlink:href="https://www.linkedin.com/in/bruce-polan-63a27916/" xlink:type="simple">https://www.linkedin.com/in/bruce-polan-63a27916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yppsaunders.ca/" xlink:type="simple">https://kyppsaunders.ca</text:a> 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5"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<text:a xlink:href="mailto:robevansmayor@gmail.com" xlink:type="simple">robevansmayor@gmail.com</text:a> <text:a xlink:href="mailto:team@robevansmayor.ca" xlink:type="simple">team@robevansmayor.ca</text:a>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5"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96-0008 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4"/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www.cindywatkin.com/" xlink:type="simple">http://www.cindywatkin.com/</text:a></text:p>
          </table:table-cell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5"/>
          <table:table-cell office:value-type="string" calcext:value-type="string">
            <text:p>https://www.facebook.com/cin.watkin</text:p>
          </table:table-cell>
          <table:table-cell table:number-columns-repeated="10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6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jamesball.ca/" xlink:type="simple">https://jamesball.ca/</text:a> https://www.c-gnii.com/</text:p>
          </table:table-cell>
          <table:table-cell office:value-type="string" calcext:value-type="string">
            <text:p><text:a xlink:href="mailto:jamesball2022@hotmail.com" xlink:type="simple">jamesball2022@hotmail.com</text:a> james.ball@c-gnii.com</text:p>
          </table:table-cell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4"/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4"/>
          <table:table-cell office:value-type="string" calcext:value-type="string">
            <text:p>https://twitter.com/jmbolger</text:p>
          </table:table-cell>
          <table:table-cell office:value-type="string" calcext:value-type="string">
            <text:p><text:a xlink:href="https://www.facebook.com/Vote4JimBolger" xlink:type="simple">https://www.facebook.com/Vote4JimBolger</text:a> 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office:value-type="string" calcext:value-type="string">
            <text:p><text:a xlink:href="https://www.instagram.com/bolgerjim" xlink:type="simple">https://www.instagram.com/bolgerjim</text:a></text:p>
          </table:table-cell>
          <table:table-cell table:number-columns-repeated="5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<text:a xlink:href="mailto:info@jimerbwaterloo.ca" xlink:type="simple">info@jimerbwaterloo.ca</text:a> jimaerb@gmail.com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office:value-type="string" calcext:value-type="string">
            <text:p>Tel:+1-519-404-8717</text:p>
          </table:table-cell>
          <table:table-cell/>
          <table:table-cell office:value-type="string" calcext:value-type="string">
            <text:p>/Poliblog-Elections/images/john-vieth.jpg</text:p>
          </table:table-cell>
          <table:table-cell table:number-columns-repeated="6"/>
          <table:table-cell office:value-type="string" calcext:value-type="string">
            <text:p>http://ca.linkedin.com/in/john-vieth-waterloo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arkforregionalcouncil.com/" xlink:type="simple">https://www.markforregionalcouncil.com</text:a></text:p>
          </table:table-cell>
          <table:table-cell office:value-type="string" calcext:value-type="string">
            <text:p>markforRC@gmail.com</text:p>
          </table:table-cell>
          <table:table-cell office:value-type="string" calcext:value-type="string">
            <text:p>Tel:+1-519-465-6325</text:p>
          </table:table-cell>
          <table:table-cell/>
          <table:table-cell office:value-type="string" calcext:value-type="string">
            <text:p>/Poliblog-Elections/images/mark-fisher.jpg</text:p>
          </table:table-cell>
          <table:table-cell table:number-columns-repeated="4"/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5"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Keating4council2022@gmail.com" xlink:type="simple">Keating4council2022@gmail.com</text:a></text:p>
          </table:table-cell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5"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conradstanley.info/" xlink:type="simple">https://www.conradstanley.info/</text:a></text:p>
          </table:table-cell>
          <table:table-cell office:value-type="string" calcext:value-type="string">
            <text:p>voteconradstanley@outlook.com</text:p>
          </table:table-cell>
          <table:table-cell table:number-columns-repeated="19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lindacuff4wcdsbtrustee@gmail.com" xlink:type="simple">lindacuff4wcdsbtrustee@gmail.com</text:a> lindajcuff@gmail.com</text:p>
          </table:table-cell>
          <table:table-cell office:value-type="string" calcext:value-type="string">
            <text:p>Tel:+1-519-497-2819</text:p>
          </table:table-cell>
          <table:table-cell/>
          <table:table-cell office:value-type="string" calcext:value-type="string">
            <text:p>/Poliblog-Elections/images/linda-cuff.jpg</text:p>
          </table:table-cell>
          <table:table-cell table:number-columns-repeated="4"/>
          <table:table-cell office:value-type="string" calcext:value-type="string">
            <text:p>https://twitter.com/LCuff4Trustee</text:p>
          </table:table-cell>
          <table:table-cell/>
          <table:table-cell office:value-type="string" calcext:value-type="string">
            <text:p>https://www.linkedin.com/in/linda-cuff-a5824913b/</text:p>
          </table:table-cell>
          <table:table-cell table:number-columns-repeated="9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4"/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5"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4"/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4"/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4"/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6"/>
          <table:table-cell table:style-name="ce36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kathleenwoodcock.ca/" xlink:type="simple">https://kathleenwoodcock.ca</text:a></text:p>
          </table:table-cell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mailto:madan_dheer@outlook.com" xlink:type="simple">madan_dheer@outlook.com</text:a> <text:a xlink:href="mailto:mdheer4trustee@outlook.com" xlink:type="simple">mdheer4trustee@outlook.com</text:a></text:p>
          </table:table-cell>
          <table:table-cell office:value-type="string" calcext:value-type="string">
            <text:p>Tel:+1-519-498-1311</text:p>
          </table:table-cell>
          <table:table-cell table:number-columns-repeated="18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4"/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404-9185 Tel:+1-519-634-9312 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4"/>
          <table:table-cell office:value-type="string" calcext:value-type="string">
            <text:p>https://twitter.com/Martin_Mirt</text:p>
          </table:table-cell>
          <table:table-cell office:value-type="string" calcext:value-type="string">
            <text:p>https://www.facebook.com/MartinMirt4WaterlooWilmot</text:p>
          </table:table-cell>
          <table:table-cell table:number-columns-repeated="2"/>
          <table:table-cell office:value-type="string" calcext:value-type="string">
            <text:p>https://www.instagram.com/martinmirt4trustee/</text:p>
          </table:table-cell>
          <table:table-cell table:number-columns-repeated="7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office:value-type="string" calcext:value-type="string">
            <text:p>Tel:+1-519-747-8191</text:p>
          </table:table-cell>
          <table:table-cell/>
          <table:table-cell office:value-type="string" calcext:value-type="string">
            <text:p>/Poliblog-Elections/images/wendy-woodhall.jpg</text:p>
          </table:table-cell>
          <table:table-cell table:number-columns-repeated="4"/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/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bben26@hotmail.com</text:p>
          </table:table-cell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4"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16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4"/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 table:number-columns-repeated="18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6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5"/>
          <table:table-cell office:value-type="string" calcext:value-type="string">
            <text:p>https://www.tiktok.com/@angie.hallman</text:p>
          </table:table-cell>
          <table:table-cell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4"/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cheryl.com/" xlink:type="simple">https://www.votecheryl.com/</text:a> <text:a xlink:href="https://www.cheryl4ward2.com/" xlink:type="simple">https://www.cheryl4ward2.com/</text:a>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16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ry4wilmot.ca/" xlink:type="simple">https://gary4wilmot.ca/</text:a></text:p>
          </table:table-cell>
          <table:table-cell office:value-type="string" calcext:value-type="string">
            <text:p>Gary4Wilmot@gmail.com</text:p>
          </table:table-cell>
          <table:table-cell table:number-columns-repeated="2"/>
          <table:table-cell office:value-type="string" calcext:value-type="string">
            <text:p>/Poliblog-Elections/images/gary-mosburger.jpg</text:p>
          </table:table-cell>
          <table:table-cell table:number-columns-repeated="4"/>
          <table:table-cell office:value-type="string" calcext:value-type="string">
            <text:p><text:a xlink:href="https://twitter.com/gary4wilmot" xlink:type="simple">https://twitter.com/gary4wilmot</text:a></text:p>
          </table:table-cell>
          <table:table-cell office:value-type="string" calcext:value-type="string">
            <text:p><text:a xlink:href="https://www.facebook.com/gary.mosburger" xlink:type="simple">https://www.facebook.com/gary.mosburger</text:a></text:p>
          </table:table-cell>
          <table:table-cell office:value-type="string" calcext:value-type="string">
            <text:p><text:a xlink:href="https://www.linkedin.com/in/gary-mosburger-cmm-iii-5ba9a1123/" xlink:type="simple">https://www.linkedin.com/in/gary-mosburger-cmm-iii-5ba9a1123/</text:a></text:p>
          </table:table-cell>
          <table:table-cell table:number-columns-repeated="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vir87</text:p>
          </table:table-cell>
          <table:table-cell table:style-name="Default" table:number-columns-repeated="8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4"/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4"/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<text:a xlink:href="https://www.facebook.com/groups/423142656523596" xlink:type="simple">https://www.facebook.com/groups/423142656523596</text:a> 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office:value-type="string" calcext:value-type="string">
            <text:p>https://www.facebook.com/ron.downs.3726</text:p>
          </table:table-cell>
          <table:table-cell table:number-columns-repeated="10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25" table:number-columns-repeated="2"/>
          <table:table-cell/>
          <table:table-cell table:style-name="Default" office:value-type="string" calcext:value-type="string">
            <text:p><text:a xlink:href="https://twitter.com/Steph4ward4" xlink:type="simple">https://twitter.com/Steph4ward4</text:a> 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stevenmartinwilmot.ca/ &lt;!-- http://www.stevenmartin.ca/ --&gt;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501-5471 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4"/>
          <table:table-cell table:style-name="Default" office:value-type="string" calcext:value-type="string">
            <text:p><text:a xlink:href="https://twitter.com/Steven_PMartin" xlink:type="simple">https://twitter.com/Steven_PMartin</text:a></text:p>
          </table:table-cell>
          <table:table-cell table:style-name="Default" office:value-type="string" calcext:value-type="string">
            <text:p>https://www.facebook.com/profile.php?id=850150499</text:p>
          </table:table-cell>
          <table:table-cell table:style-name="Default"/>
          <table:table-cell table:style-name="Default" office:value-type="string" calcext:value-type="string">
            <text:p>https://www.youtube.com/channel/UCwiYUDGIFb1HwVG81Fp-M2g</text:p>
          </table:table-cell>
          <table:table-cell table:style-name="Default" office:value-type="string" calcext:value-type="string">
            <text:p><text:a xlink:href="https://www.instagram.com/stevepmartin" xlink:type="simple">https://www.instagram.com/stevepmartin</text:a>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 office:value-type="string" calcext:value-type="string">
            <text:p>TerryBroda6@gmail.com,</text:p>
          </table:table-cell>
          <table:table-cell office:value-type="string" calcext:value-type="string">
            <text:p>Tel:+1-519-580-6050 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4"/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6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4"/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4"/>
          <table:table-cell office:value-type="string" calcext:value-type="string">
            <text:p>https://twitter.com/DrDanHolt</text:p>
          </table:table-cell>
          <table:table-cell office:value-type="string" calcext:value-type="string">
            <text:p>https://www.facebook.com/dan.h.phd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van4elmira@gmail.com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6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6"/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4"/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nniebryantwoolwich.wordpress.com/</text:p>
          </table:table-cell>
          <table:table-cell office:value-type="string" calcext:value-type="string">
            <text:p>bonniebryant@outlook.com</text:p>
          </table:table-cell>
          <table:table-cell table:style-name="ce23" office:value-type="string" calcext:value-type="string">
            <text:p>Tel:+1-519-648-3608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4"/>
          <table:table-cell office:value-type="string" calcext:value-type="string">
            <text:p>https://twitter.com/bryantmaryhill</text:p>
          </table:table-cell>
          <table:table-cell office:value-type="string" calcext:value-type="string">
            <text:p>https://www.facebook.com/bonnie.bryant.123829</text:p>
          </table:table-cell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4"/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15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table:number-columns-repeated="7"/>
          <table:table-cell office:value-type="string" calcext:value-type="string">
            <text:p>https://ca.linkedin.com/in/paul-bolger-cpa-cma-618a0418</text:p>
          </table:table-cell>
          <table:table-cell/>
          <table:table-cell office:value-type="string" calcext:value-type="string">
            <text:p>https://www.instagram.com/paulbolger19/</text:p>
          </table:table-cell>
          <table:table-cell table:number-columns-repeated="7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sandyformayor.ca/" xlink:type="simple">https://www.sandyformayor.ca/</text:a></text:p>
          </table:table-cell>
          <table:table-cell office:value-type="string" calcext:value-type="string">
            <text:p><text:a xlink:href="mailto:Info@sandyformayor.ca" xlink:type="simple">Info@sandyformayor.ca</text:a> sshantz@golden.net</text:p>
          </table:table-cell>
          <table:table-cell office:value-type="string" calcext:value-type="string">
            <text:p>Tel:+1-519-669-8981</text:p>
          </table:table-cell>
          <table:table-cell office:value-type="string" calcext:value-type="string">
            <text:p>14 Nuthatch Place, Elmira, Ontario</text:p>
          </table:table-cell>
          <table:table-cell office:value-type="string" calcext:value-type="string">
            <text:p>/Poliblog-Elections/images/sandy-shantz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<text:a xlink:href="https://www.facebook.com/people/Sandy-for-Mayor-2022/100084159791971/" xlink:type="simple">https://www.facebook.com/people/Sandy-for-Mayor-2022/100084159791971/</text:a> 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edmeissner4trustee.weebly.com/</text:p>
          </table:table-cell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4"/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/>
          <table:table-cell office:value-type="string" calcext:value-type="string">
            <text:p>https://www.youtube.com/user/GreenApplePics</text:p>
          </table:table-cell>
          <table:table-cell table:number-columns-repeated="8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table:number-columns-repeated="14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14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table:number-columns-repeated="17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zach4trustee.ca/</text:p>
          </table:table-cell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office:value-type="string" calcext:value-type="string">
            <text:p>/Poliblog-Elections/images/zach-smith.jpg</text:p>
          </table:table-cell>
          <table:table-cell table:number-columns-repeated="16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cipalitie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020" table:default-cell-style-name="Default"/>
        <table:table-row table:style-name="ro2"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MuncipalityURL</text:p>
          </table:table-cell>
          <table:table-cell table:style-name="ce2" office:value-type="string" calcext:value-type="string">
            <text:p>MunicipalityLogo</text:p>
          </table:table-cell>
          <table:table-cell table:style-name="ce2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Y$138"/>
      </table:named-expressions>
      <table:database-ranges>
        <table:database-range table:name="Muncipality" table:target-range-address="Candidates.A2:Candidates.W247" table:display-filter-buttons="true" table:on-update-keep-styles="true" table:on-update-keep-size="false"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Y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B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09-28T02:32:07.119610378</dc:date>
    <meta:editing-duration>P5DT20H36M10S</meta:editing-duration>
    <meta:editing-cycles>836</meta:editing-cycles>
    <meta:generator>Collabora_Office/22.05.5.2$Linux_X86_64 LibreOffice_project/71210659bdfbde77507836eb39ed53c68d102d41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3094" meta:object-count="0"/>
  </office:meta>
</office:document-meta>
</file>